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style:vertical-align="middle"/>
      <style:text-properties style:font-name="Courier New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CipherInit </text:span><text:span text:style-name="T1">is the ciper </text:span><text:span text:style-name="T1">argument is </text:span><text:span text:style-name="T1">NULL.</text:span><text:span text:style-name="T1"><text:tab/></text:span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DecrytInit if </text:span><text:span text:style-name="T1">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EncryptInit </text:span><text:span text:style-name="T1">is 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table:number-columns-repeated="2" office:value-type="string" calcext:value-type="string">
            <text:p>fina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4"/>
          <table:table-cell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freed</text:p>
          </table:table-cell>
          <table:table-cell table:style-name="ce5" office:value-type="string" calcext:value-type="string">
            <text:p>fre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_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 office:value-type="string" calcext:value-type="string">
            <text:p>finaled</text:p>
            <text:p>(XOF only)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fre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5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free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g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42" office:value-type="string" calcext:value-type="string">
            <text:p>EVP_PKEY_CTX_free</text:p>
          </table:table-cell>
          <table:table-cell table:number-columns-repeated="12" table:style-name="ce36" office:value-type="string" calcext:value-type="string">
            <text:p>freed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office:forms form:automatic-focus="false" form:apply-design-mode="false"/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fre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8:43:48.0148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4-15T08:54:39.765383084</dc:date>
    <meta:editing-duration>P1DT33M15S</meta:editing-duration>
    <meta:editing-cycles>52</meta:editing-cycles>
    <meta:generator>LibreOffice/6.4.6.2$Linux_X86_64 LibreOffice_project/40$Build-2</meta:generator>
    <meta:document-statistic meta:table-count="6" meta:cell-count="486" meta:object-count="0"/>
  </office:meta>
</office:document-meta>
</file>